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232cm" fo:margin-left="0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3.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P1" style:family="paragraph" style:parent-style-name="Standard">
      <style:text-properties style:font-name="Times New Roman" fo:language="uk" fo:country="UA" officeooo:paragraph-rsid="001083c6" style:font-name-complex="Times New Roman1"/>
    </style:style>
    <style:style style:name="P2" style:family="paragraph" style:parent-style-name="Standard">
      <style:text-properties style:font-name="Times New Roman" fo:language="en" fo:country="US" officeooo:paragraph-rsid="001083c6" style:font-name-complex="Times New Roman1"/>
    </style:style>
    <style:style style:name="P3" style:family="paragraph" style:parent-style-name="Standard">
      <style:text-properties fo:language="en" fo:country="US" officeooo:paragraph-rsid="001083c6"/>
    </style:style>
    <style:style style:name="P4" style:family="paragraph" style:parent-style-name="Standard">
      <style:text-properties officeooo:paragraph-rsid="001083c6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083c6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30c7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83c6" style:font-name-complex="Times New Roman1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46547" officeooo:paragraph-rsid="00146547" style:font-name-complex="Times New Roman1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83c6" style:font-name-complex="Times New Roman1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rsid="00146547" officeooo:paragraph-rsid="00146547" style:font-name-complex="Times New Roman1"/>
    </style:style>
    <style:style style:name="P15" style:family="paragraph" style:parent-style-name="Standard" style:master-page-name="Standard">
      <style:paragraph-properties style:page-number="auto"/>
      <style:text-properties style:font-name="Times New Roman" officeooo:paragraph-rsid="001083c6" style:font-name-complex="Times New Roman1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64158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officeooo:rsid="00146547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Врезка1" text:anchor-type="paragraph" svg:x="-0.199cm" svg:y="0.002cm" svg:width="8.232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8">Назва тестового набору</text:p></table:table-cell><table:table-cell table:style-name="Таблица1.A1" office:value-type="string"><text:p text:style-name="P9">TS8.1_LAB_8_BMTP</text:p><text:p text:style-name="P8"/></table:table-cell></table:table-row><table:table-row table:style-name="Таблица1.1"><table:table-cell table:style-name="Таблица1.A1" office:value-type="string"><text:p text:style-name="P8">Назва проекта</text:p></table:table-cell><table:table-cell table:style-name="Таблица1.A1" office:value-type="string"><text:p text:style-name="P9">Modules<text:span text:style-name="T7">Krivokhizha</text:span></text:p></table:table-cell></table:table-row><table:table-row table:style-name="Таблица1.1"><table:table-cell table:style-name="Таблица1.A1" office:value-type="string"><text:p text:style-name="P5"><text:span text:style-name="T6">Р</text:span><text:span text:style-name="T1">івень тестування</text:span></text:p></table:table-cell><table:table-cell table:style-name="Таблица1.A1" office:value-type="string"><text:p text:style-name="P12">Модульне тестування</text:p></table:table-cell></table:table-row><table:table-row table:style-name="Таблица1.1"><table:table-cell table:style-name="Таблица1.A1" office:value-type="string"><text:p text:style-name="P12">Автор тест-сьюта</text:p></table:table-cell><table:table-cell table:style-name="Таблица1.A1" office:value-type="string"><text:p text:style-name="P11">Кривохижа В.Ю.</text:p><text:p text:style-name="P8"/></table:table-cell></table:table-row><table:table-row table:style-name="Таблица1.1"><table:table-cell table:style-name="Таблица1.A1" office:value-type="string"><text:p text:style-name="P12">Виконавець</text:p></table:table-cell><table:table-cell table:style-name="Таблица1.A1" office:value-type="string"><text:p text:style-name="P14">Кривохижа В.Ю.</text:p></table:table-cell></table:table-row></table:table></draw:text-box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13">Номер</text:p>
          </table:table-cell>
          <table:table-cell table:style-name="Таблица2.A1" office:value-type="string">
            <text:p text:style-name="P13">Вхідні дані</text:p>
          </table:table-cell>
          <table:table-cell table:style-name="Таблица2.A1" office:value-type="string">
            <text:p text:style-name="P13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0">TestCase_1</text:p>
          </table:table-cell>
          <table:table-cell table:style-name="Таблица2.B2" office:value-type="string">
            <text:p text:style-name="P6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2</text:p>
          </table:table-cell>
          <table:table-cell table:style-name="Таблица2.B2" office:value-type="string">
            <text:p text:style-name="P7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6"><text:span text:style-name="T2">S = -</text:span><text:span text:style-name="T3">2,4</text:span><text:span text:style-name="T5">3</text:span></text:p>
          </table:table-cell>
        </table:table-row>
        <table:table-row table:style-name="Таблица2.4">
          <table:table-cell table:style-name="Таблица2.A2" office:value-type="string">
            <text:p text:style-name="P10">TestCase_3</text:p>
          </table:table-cell>
          <table:table-cell table:style-name="Таблица2.B2" office:value-type="string">
            <text:p text:style-name="P7"><text:span text:style-name="T2">x = </text:span><text:span text:style-name="T3">3</text:span><text:span text:style-name="T2"> , y = </text:span><text:span text:style-name="T6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3">10,6</text:span><text:span text:style-name="T5">1</text:span></text:p>
          </table:table-cell>
        </table:table-row>
        <table:table-row table:style-name="Таблица2.4">
          <table:table-cell table:style-name="Таблица2.A2" office:value-type="string">
            <text:p text:style-name="P10">TestCase_4</text:p>
          </table:table-cell>
          <table:table-cell table:style-name="Таблица2.B2" office:value-type="string">
            <text:p text:style-name="P7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6"><text:span text:style-name="T2">S = -1,</text:span><text:span text:style-name="T5">89</text:span></text:p>
          </table:table-cell>
        </table:table-row>
        <table:table-row table:style-name="Таблица2.4">
          <table:table-cell table:style-name="Таблица2.A2" office:value-type="string">
            <text:p text:style-name="P10">TestCase_5</text:p>
          </table:table-cell>
          <table:table-cell table:style-name="Таблица2.B2" office:value-type="string">
            <text:p text:style-name="P7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6</text:p>
          </table:table-cell>
          <table:table-cell table:style-name="Таблица2.B2" office:value-type="string">
            <text:p text:style-name="P7"><text:span text:style-name="T2">x = </text:span><text:span text:style-name="T6">3</text:span><text:span text:style-name="T2"> , y = </text:span><text:span text:style-name="T6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9,7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7</text:p>
          </table:table-cell>
          <table:table-cell table:style-name="Таблица2.B2" office:value-type="string">
            <text:p text:style-name="P7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0,4</text:span><text:span text:style-name="T5">6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8</text:p>
          </table:table-cell>
          <table:table-cell table:style-name="Таблица2.B2" office:value-type="string">
            <text:p text:style-name="P7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6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9</text:p>
          </table:table-cell>
          <table:table-cell table:style-name="Таблица2.B2" office:value-type="string">
            <text:p text:style-name="P7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6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10">TestCase_10</text:p>
          </table:table-cell>
          <table:table-cell table:style-name="Таблица2.B2" office:value-type="string">
            <text:p text:style-name="P7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6"><text:span text:style-name="T2">S =-2,</text:span><text:bookmark text:name="_GoBack"/><text:span text:style-name="T4">49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1:31:09.906074448</meta:creation-date>
    <meta:generator>LibreOffice/6.4.6.2$Linux_X86_64 LibreOffice_project/40$Build-2</meta:generator>
    <dc:date>2021-03-24T16:44:56.806489132</dc:date>
    <meta:editing-duration>PT1H47M50S</meta:editing-duration>
    <meta:editing-cycles>4</meta:editing-cycles>
    <meta:document-statistic meta:table-count="2" meta:image-count="0" meta:object-count="0" meta:page-count="1" meta:paragraph-count="43" meta:word-count="160" meta:character-count="592" meta:non-whitespace-character-count="475"/>
  </office:meta>
</office:document-meta>
</file>